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023f" officeooo:paragraph-rsid="0010023f"/>
    </style:style>
    <style:style style:name="P2" style:family="paragraph" style:parent-style-name="Standard">
      <style:paragraph-properties fo:break-before="page"/>
      <style:text-properties officeooo:rsid="0010023f" officeooo:paragraph-rsid="0010023f"/>
    </style:style>
    <style:style style:name="P3" style:family="paragraph" style:parent-style-name="Standard">
      <style:text-properties officeooo:rsid="001c7afa" officeooo:paragraph-rsid="001c7afa"/>
    </style:style>
    <style:style style:name="P4" style:family="paragraph" style:parent-style-name="Heading_20_2" style:master-page-name="">
      <loext:graphic-properties draw:fill="none"/>
      <style:paragraph-properties fo:margin-left="0in" fo:margin-right="0in" fo:margin-top="0.139in" fo:margin-bottom="0.0835in" style:contextual-spacing="false" fo:text-align="start" style:justify-single-word="false" fo:text-indent="-0.25in" style:auto-text-indent="false" style:page-number="auto" fo:background-color="transparent" fo:keep-with-next="always"/>
      <style:text-properties officeooo:rsid="00105627" officeooo:paragraph-rsid="00105627"/>
    </style:style>
    <style:style style:name="P5" style:family="paragraph" style:parent-style-name="Heading_20_2" style:list-style-name="L1">
      <style:text-properties officeooo:paragraph-rsid="001e49bb"/>
    </style:style>
    <style:style style:name="P6" style:family="paragraph" style:parent-style-name="Text_20_body" style:list-style-name="L1">
      <style:text-properties officeooo:paragraph-rsid="00105627"/>
    </style:style>
    <style:style style:name="P7" style:family="paragraph" style:parent-style-name="Text_20_body" style:list-style-name="L1">
      <style:paragraph-properties>
        <style:tab-stops>
          <style:tab-stop style:position="-0.1791in"/>
        </style:tab-stops>
      </style:paragraph-properties>
      <style:text-properties officeooo:rsid="00114f0e" officeooo:paragraph-rsid="001e49bb"/>
    </style:style>
    <style:style style:name="P8" style:family="paragraph" style:parent-style-name="Text_20_body" style:list-style-name="L4">
      <style:paragraph-properties>
        <style:tab-stops>
          <style:tab-stop style:position="-0.1791in"/>
        </style:tab-stops>
      </style:paragraph-properties>
      <style:text-properties officeooo:paragraph-rsid="001e49bb"/>
    </style:style>
    <style:style style:name="P9" style:family="paragraph" style:parent-style-name="Text_20_body" style:list-style-name="L3">
      <loext:graphic-properties draw:fill="none"/>
      <style:paragraph-properties fo:margin-top="0.139in" fo:margin-bottom="0.0835in" style:contextual-spacing="false" fo:background-color="transparent">
        <style:tab-stops>
          <style:tab-stop style:position="-0.7484in"/>
        </style:tab-stops>
      </style:paragraph-properties>
      <style:text-properties officeooo:rsid="00208900" officeooo:paragraph-rsid="00208900"/>
    </style:style>
    <style:style style:name="T1" style:family="text">
      <style:text-properties officeooo:rsid="00114f0e"/>
    </style:style>
    <style:style style:name="T2" style:family="text">
      <style:text-properties officeooo:rsid="0012bf71"/>
    </style:style>
    <style:style style:name="T3" style:family="text">
      <style:text-properties officeooo:rsid="0015c0bc"/>
    </style:style>
    <style:style style:name="T4" style:family="text">
      <style:text-properties officeooo:rsid="00189ee7"/>
    </style:style>
    <style:style style:name="T5" style:family="text">
      <style:text-properties officeooo:rsid="001a3a9b"/>
    </style:style>
    <style:style style:name="T6" style:family="text">
      <style:text-properties officeooo:rsid="001b3fef"/>
    </style:style>
    <style:style style:name="T7" style:family="text">
      <style:text-properties officeooo:rsid="00105627"/>
    </style:style>
    <style:style style:name="T8" style:family="text">
      <style:text-properties officeooo:rsid="001e49bb"/>
    </style:style>
    <style:style style:name="T9" style:family="text">
      <style:text-properties officeooo:rsid="001eb3b4"/>
    </style:style>
    <style:style style:name="T10" style:family="text">
      <style:text-properties officeooo:rsid="0020cf6c"/>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ociated Students of Idaho State University</text:p>
      <text:p text:style-name="P1"/>
      <text:p text:style-name="P1">Created: 10/02/2024</text:p>
      <text:p text:style-name="P1"/>
      <text:p text:style-name="P3">Notes:</text:p>
      <text:p text:style-name="P3">Place limit on committee such that those who are none senate members cannot debate on the floor.</text:p>
      <text:p text:style-name="P2"/>
      <text:h text:style-name="P4" text:outline-level="2" text:is-list-header="true">Chapter 1: <text:span text:style-name="T8">Student Government</text:span></text:h>
      <text:h text:style-name="Heading_20_2" text:outline-level="2"><text:tab/><text:span text:style-name="T8">Sub Chapter 1-1: Scholastic Requirements</text:span></text:h>
      <text:list text:style-name="L1">
        <text:list-item>
          <text:list>
            <text:list-item>
              <text:list>
                <text:list-item>
                  <text:p text:style-name="P6"><text:span text:style-name="T7">All </text:span><text:span text:style-name="T2">Senators</text:span><text:span text:style-name="T7"> are required to meet minimum scholastic requirements for the duration of their term. Failure to meet requirements </text:span><text:span text:style-name="T1">will be met with the following.</text:span></text:p>
                </text:list-item>
                <text:list-item>
                  <text:p text:style-name="P7">Scholastic requirements <text:span text:style-name="T2">are as follows: maintain a minimum of a 2.0 GPA. Those studying undergraduate level degrees must take, at a minimum, 12 credit hours. Those studying Graduate level degrees must take, at a minimum 6.</text:span></text:p>
                </text:list-item>
              </text:list>
              <text:h text:style-name="P5" text:outline-level="2"><text:span text:style-name="T8">Sub </text:span>Chapter <text:span text:style-name="T8">1-</text:span>2: ASISU Service Scholarship</text:h>
            </text:list-item>
          </text:list>
        </text:list-item>
      </text:list>
      <text:list text:style-name="L4">
        <text:list-item>
          <text:list>
            <text:list-item>
              <text:list>
                <text:list-item>
                  <text:p text:style-name="P8"><text:span text:style-name="T2">All ASISU Service Scholarship is designed to compensate all elected and appointed ASISU official. Scholarships shall be distributed by the ASISU advisor in the amount specified in the ASIS</text:span><text:span text:style-name="T8">U </text:span><text:span text:style-name="T2">Annual Budget. </text:span></text:p>
                </text:list-item>
                <text:list-item>
                  <text:p text:style-name="P8"><text:span text:style-name="T2">All ASISU<text:tab/> members who receive the ASISU Service Scholarship are required to submit a monthly ASISU checklist </text:span><text:span text:style-name="T4">and a Hours Time-card </text:span><text:span text:style-name="T2">to the Secretary by the last Thursday of the month by 5:00 pm. The Secretary shall review all checklists and evaluate member performance. In the event that a Member is in violation of requirements </text:span><text:span text:style-name="T3">they will be subject to the penalties stated below. Emergency meetings are not subject to penalties</text:span></text:p>
                </text:list-item>
                <text:list-item>
                  <text:p text:style-name="P8"><text:span text:style-name="T3">Fees for late checklists as follows: For every business day, which excludes federally recognized holidays, that a checklist is late the offending Senator shall be fined $20. If the checklist is late for ten days or more then the Senator shall be fined $250. </text:span></text:p>
                </text:list-item>
                <text:list-item>
                  <text:p text:style-name="P8"><text:span text:style-name="T4">Scholarships shall be reduced by $20 for each item missing in the checklists and timecards. Items shall be defined as: Offices Hours, Field Hours, wearing Bengal Gear, and other items that have been stated on the checklist. </text:span></text:p>
                </text:list-item>
                <text:list-item>
                  <text:p text:style-name="P8"><text:span text:style-name="T4">If a Senator does not attend the ASISU retreat, they shall be fined $100.</text:span></text:p>
                </text:list-item>
                <text:list-item>
                  <text:p text:style-name="P8"><text:span text:style-name="T4">If as Senator does not attend the ASISU End-of-the-Year Banquet, they shall be fined $50.</text:span></text:p>
                </text:list-item>
                <text:list-item>
                  <text:p text:style-name="P8"><text:span text:style-name="T4">If a Senator does not attend the Club Funding Workshop, they shall be fined $20.</text:span></text:p>
                </text:list-item>
                <text:list-item>
                  <text:p text:style-name="P8"><text:span text:style-name="T4">When 3 office hours have been missed, the offending Senator shall be fined $20.</text:span></text:p>
                </text:list-item>
                <text:list-item>
                  <text:p text:style-name="P8"><text:span text:style-name="T5">For any of the aforementioned fines a Senator may petition for an exemption. Consideration of an exemption shall be for written medical, religious, or other personal/</text:span><text:span text:style-name="T6">professional</text:span><text:span text:style-name="T5"> reasons. These reasons will be presented by the Senator at the meeting immediately after the offense. Senate shall then take a vote to pardon the offending member and requires a 2/3rds vote.</text:span></text:p>
                </text:list-item>
              </text:list>
            </text:list-item>
          </text:list>
        </text:list-item>
      </text:list>
      <text:h text:style-name="Heading_20_2" text:outline-level="2"><text:soft-page-break/><text:span text:style-name="T8">Sub </text:span>Chapter 3: <text:span text:style-name="T8">Office Removal </text:span><text:span text:style-name="T9">Due to Attendance</text:span></text:h>
      <text:list text:style-name="L3">
        <text:list-item>
          <text:list>
            <text:list-item>
              <text:list>
                <text:list-item>
                  <text:h text:style-name="P9" text:outline-level="2">An officer shall be removed from office if at any time a semester the officer has failed to attend sufficient meetings such that, by the end of the semester, be able to have attended eighty percent (80%) of the regular meetings. Attend a meeting shall be defined as presence at the first and final roll calls between the beginning of the meeting and the time scheduled for adjournment according to the agenda, plus presence (defined as a yes, no, or abstention) at seventy percent (70%) of roll calls relating to main motions between those two points in time.</text:h>
                </text:list-item>
                <text:list-item>
                  <text:h text:style-name="P9" text:outline-level="2">After three (3) unexcused absences, the Secretary shall report an officer’s <text:s/>delinquency during the regular weekly meeting. At the time, those<text:tab/>present may censure the officer in question by a two-thirds (2/3) vote. <text:span text:style-name="T10">The offending Senator cannot be in attendance within the room when discussion and vote is being taken. </text:span>If censoring is imposed, the officer in question shall be <text:span text:style-name="T10">notified by the Secretary.</text:span></text:h>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7:30:30.866940092</meta:creation-date>
    <dc:date>2024-11-06T17:34:58.516671828</dc:date>
    <meta:editing-duration>PT44M2S</meta:editing-duration>
    <meta:editing-cycles>10</meta:editing-cycles>
    <meta:generator>LibreOffice/24.2.7.2$Linux_X86_64 LibreOffice_project/420$Build-2</meta:generator>
    <meta:document-statistic meta:table-count="0" meta:image-count="0" meta:object-count="0" meta:page-count="3" meta:paragraph-count="21" meta:word-count="584" meta:character-count="3536" meta:non-whitespace-character-count="2980"/>
  </office:meta>
</office:document-meta>
</file>